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52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24.85mm"/>
    </style:style>
    <style:style style:name="co6" style:family="table-column">
      <style:table-column-properties fo:break-before="auto" style:column-width="40.92mm"/>
    </style:style>
    <style:style style:name="co7" style:family="table-column">
      <style:table-column-properties fo:break-before="auto" style:column-width="39.02mm"/>
    </style:style>
    <style:style style:name="co8" style:family="table-column">
      <style:table-column-properties fo:break-before="auto" style:column-width="42.02mm"/>
    </style:style>
    <style:style style:name="co9" style:family="table-column">
      <style:table-column-properties fo:break-before="auto" style:column-width="40.11mm"/>
    </style:style>
    <style:style style:name="co10" style:family="table-column">
      <style:table-column-properties fo:break-before="auto" style:column-width="14.78mm"/>
    </style:style>
    <style:style style:name="co11" style:family="table-column">
      <style:table-column-properties fo:break-before="auto" style:column-width="12.61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11.24mm"/>
    </style:style>
    <style:style style:name="co14" style:family="table-column">
      <style:table-column-properties fo:break-before="auto" style:column-width="14.23mm"/>
    </style:style>
    <style:style style:name="co15" style:family="table-column">
      <style:table-column-properties fo:break-before="auto" style:column-width="12.33mm"/>
    </style:style>
    <style:style style:name="co16" style:family="table-column">
      <style:table-column-properties fo:break-before="auto" style:column-width="32.49mm"/>
    </style:style>
    <style:style style:name="co17" style:family="table-column">
      <style:table-column-properties fo:break-before="auto" style:column-width="10.71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_series_thacker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in(Elevation)</text:p>
          </table:table-cell>
          <table:table-cell office:value-type="string" calcext:value-type="string">
            <text:p>q1(Elevation)</text:p>
          </table:table-cell>
          <table:table-cell office:value-type="string" calcext:value-type="string">
            <text:p>med(Elevation)</text:p>
          </table:table-cell>
          <table:table-cell office:value-type="string" calcext:value-type="string">
            <text:p>q3(Elevation)</text:p>
          </table:table-cell>
          <table:table-cell office:value-type="string" calcext:value-type="string">
            <text:p>max(Elevation)</text:p>
          </table:table-cell>
          <table:table-cell office:value-type="string" calcext:value-type="string">
            <text:p>avg(Elevation)</text:p>
          </table:table-cell>
          <table:table-cell office:value-type="string" calcext:value-type="string">
            <text:p>std(Elevation)</text:p>
          </table:table-cell>
          <table:table-cell office:value-type="string" calcext:value-type="string">
            <text:p>min(vtkOriginalPointIds)</text:p>
          </table:table-cell>
          <table:table-cell office:value-type="string" calcext:value-type="string">
            <text:p>q1(vtkOriginalPointIds)</text:p>
          </table:table-cell>
          <table:table-cell office:value-type="string" calcext:value-type="string">
            <text:p>med(vtkOriginalPointIds)</text:p>
          </table:table-cell>
          <table:table-cell office:value-type="string" calcext:value-type="string">
            <text:p>q3(vtkOriginalPointIds)</text:p>
          </table:table-cell>
          <table:table-cell office:value-type="string" calcext:value-type="string">
            <text:p>max(vtkOriginalPointIds)</text:p>
          </table:table-cell>
          <table:table-cell office:value-type="string" calcext:value-type="string">
            <text:p>avg(vtkOriginalPointIds)</text:p>
          </table:table-cell>
          <table:table-cell office:value-type="string" calcext:value-type="string">
            <text:p>std(vtkOriginalPointIds)</text:p>
          </table:table-cell>
          <table:table-cell office:value-type="string" calcext:value-type="string">
            <text:p>min(X)</text:p>
          </table:table-cell>
          <table:table-cell office:value-type="string" calcext:value-type="string">
            <text:p>q1(X)</text:p>
          </table:table-cell>
          <table:table-cell office:value-type="string" calcext:value-type="string">
            <text:p>med(X)</text:p>
          </table:table-cell>
          <table:table-cell office:value-type="string" calcext:value-type="string">
            <text:p>q3(X)</text:p>
          </table:table-cell>
          <table:table-cell office:value-type="string" calcext:value-type="string">
            <text:p>max(X)</text:p>
          </table:table-cell>
          <table:table-cell office:value-type="string" calcext:value-type="string">
            <text:p>avg(X)</text:p>
          </table:table-cell>
          <table:table-cell office:value-type="string" calcext:value-type="string">
            <text:p>std(X)</text:p>
          </table:table-cell>
          <table:table-cell office:value-type="string" calcext:value-type="string">
            <text:p>min(Y)</text:p>
          </table:table-cell>
          <table:table-cell office:value-type="string" calcext:value-type="string">
            <text:p>q1(Y)</text:p>
          </table:table-cell>
          <table:table-cell office:value-type="string" calcext:value-type="string">
            <text:p>med(Y)</text:p>
          </table:table-cell>
          <table:table-cell office:value-type="string" calcext:value-type="string">
            <text:p>q3(Y)</text:p>
          </table:table-cell>
          <table:table-cell office:value-type="string" calcext:value-type="string">
            <text:p>max(Y)</text:p>
          </table:table-cell>
          <table:table-cell office:value-type="string" calcext:value-type="string">
            <text:p>avg(Y)</text:p>
          </table:table-cell>
          <table:table-cell office:value-type="string" calcext:value-type="string">
            <text:p>std(Y)</text:p>
          </table:table-cell>
          <table:table-cell office:value-type="string" calcext:value-type="string">
            <text:p>min(Z)</text:p>
          </table:table-cell>
          <table:table-cell office:value-type="string" calcext:value-type="string">
            <text:p>q1(Z)</text:p>
          </table:table-cell>
          <table:table-cell office:value-type="string" calcext:value-type="string">
            <text:p>med(Z)</text:p>
          </table:table-cell>
          <table:table-cell office:value-type="string" calcext:value-type="string">
            <text:p>q3(Z)</text:p>
          </table:table-cell>
          <table:table-cell office:value-type="string" calcext:value-type="string">
            <text:p>max(Z)</text:p>
          </table:table-cell>
          <table:table-cell office:value-type="string" calcext:value-type="string">
            <text:p>avg(Z)</text:p>
          </table:table-cell>
          <table:table-cell office:value-type="string" calcext:value-type="string">
            <text:p>std(Z)</text:p>
          </table:table-cell>
          <table:table-cell office:value-type="string" calcext:value-type="string">
            <text:p>vtkValidPointMask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2.0001" calcext:value-type="float">
            <text:p>2.000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1.9538" calcext:value-type="float">
            <text:p>1.953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1.8173" calcext:value-type="float">
            <text:p>1.817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1.5978" calcext:value-type="float">
            <text:p>1.597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1.3071" calcext:value-type="float">
            <text:p>1.307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.95988" calcext:value-type="float">
            <text:p>0.9598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.57344" calcext:value-type="float">
            <text:p>0.573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.16616" calcext:value-type="float">
            <text:p>0.1661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-0.24344" calcext:value-type="float">
            <text:p>-0.243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-0.63757" calcext:value-type="float">
            <text:p>-0.6375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-0.99996" calcext:value-type="float">
            <text:p>-0.9999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-1.3163" calcext:value-type="float">
            <text:p>-1.316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-1.5748" calcext:value-type="float">
            <text:p>-1.574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-1.7659" calcext:value-type="float">
            <text:p>-1.765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-1.8829" calcext:value-type="float">
            <text:p>-1.882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-1.922" calcext:value-type="float">
            <text:p>-1.92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-1.8817" calcext:value-type="float">
            <text:p>-1.881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-1.7634" calcext:value-type="float">
            <text:p>-1.763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-1.5712" calcext:value-type="float">
            <text:p>-1.571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-1.3107" calcext:value-type="float">
            <text:p>-1.310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-0.9638" calcext:value-type="float">
            <text:p>-0.963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-0.54421" calcext:value-type="float">
            <text:p>-0.5442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-0.17972" calcext:value-type="float">
            <text:p>-0.1797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.20486" calcext:value-type="float">
            <text:p>0.2048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.60262" calcext:value-type="float">
            <text:p>0.6026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.99565" calcext:value-type="float">
            <text:p>0.9956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1.3506" calcext:value-type="float">
            <text:p>1.350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1.6249" calcext:value-type="float">
            <text:p>1.624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1.8486" calcext:value-type="float">
            <text:p>1.848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1.9695" calcext:value-type="float">
            <text:p>1.969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2.0045" calcext:value-type="float">
            <text:p>2.004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1.9544" calcext:value-type="float">
            <text:p>1.95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1.7917" calcext:value-type="float">
            <text:p>1.791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1.5807" calcext:value-type="float">
            <text:p>1.580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1.2974" calcext:value-type="float">
            <text:p>1.297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.93396" calcext:value-type="float">
            <text:p>0.9339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.54381" calcext:value-type="float">
            <text:p>0.5438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.1511" calcext:value-type="float">
            <text:p>0.151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-0.25038" calcext:value-type="float">
            <text:p>-0.2503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-0.64491" calcext:value-type="float">
            <text:p>-0.6449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-0.98887" calcext:value-type="float">
            <text:p>-0.9888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-1.2984" calcext:value-type="float">
            <text:p>-1.298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-1.5495" calcext:value-type="float">
            <text:p>-1.549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-1.7375" calcext:value-type="float">
            <text:p>-1.737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-1.857" calcext:value-type="float">
            <text:p>-1.85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-1.8711" calcext:value-type="float">
            <text:p>-1.871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-1.8394" calcext:value-type="float">
            <text:p>-1.839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-1.706" calcext:value-type="float">
            <text:p>-1.70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-1.5234" calcext:value-type="float">
            <text:p>-1.523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-1.2741" calcext:value-type="float">
            <text:p>-1.274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-0.95063" calcext:value-type="float">
            <text:p>-0.9506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-0.57622" calcext:value-type="float">
            <text:p>-0.5762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-0.1749" calcext:value-type="float">
            <text:p>-0.174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.2418" calcext:value-type="float">
            <text:p>0.241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.63655" calcext:value-type="float">
            <text:p>0.6365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1.037" calcext:value-type="float">
            <text:p>1.03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1.3768" calcext:value-type="float">
            <text:p>1.376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1.6667" calcext:value-type="float">
            <text:p>1.666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1.878" calcext:value-type="float">
            <text:p>1.87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2.0092" calcext:value-type="float">
            <text:p>2.009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2.0419" calcext:value-type="float">
            <text:p>2.041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71395" calcext:value-type="float">
            <text:p>271395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627.27" calcext:value-type="float">
            <text:p>-627.2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308.11" calcext:value-type="float">
            <text:p>-308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</table:table>
      <table:table table:name="Sheet2" table:style-name="ta1">
        <table:shapes>
          <draw:frame draw:z-index="0" draw:style-name="gr1" draw:text-style-name="P1" svg:width="159.99mm" svg:height="89.99mm" svg:x="46.16mm" svg:y="1mm">
            <loext:p draw:notify-on-update-of-ranges="Sheet2.A1:Sheet2.A61 Sheet2.B1:Sheet2.B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8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001" calcext:value-type="float">
            <text:p>2.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538" calcext:value-type="float">
            <text:p>1.95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173" calcext:value-type="float">
            <text:p>1.81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978" calcext:value-type="float">
            <text:p>1.59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071" calcext:value-type="float">
            <text:p>1.30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988" calcext:value-type="float">
            <text:p>0.959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344" calcext:value-type="float">
            <text:p>0.573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6616" calcext:value-type="float">
            <text:p>0.166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24344" calcext:value-type="float">
            <text:p>-0.243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63757" calcext:value-type="float">
            <text:p>-0.637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99996" calcext:value-type="float">
            <text:p>-0.999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.3163" calcext:value-type="float">
            <text:p>-1.31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5748" calcext:value-type="float">
            <text:p>-1.57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.7659" calcext:value-type="float">
            <text:p>-1.76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.8829" calcext:value-type="float">
            <text:p>-1.88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.922" calcext:value-type="float">
            <text:p>-1.9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.8817" calcext:value-type="float">
            <text:p>-1.88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.7634" calcext:value-type="float">
            <text:p>-1.76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.5712" calcext:value-type="float">
            <text:p>-1.57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.3107" calcext:value-type="float">
            <text:p>-1.31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9638" calcext:value-type="float">
            <text:p>-0.96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54421" calcext:value-type="float">
            <text:p>-0.544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17972" calcext:value-type="float">
            <text:p>-0.179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0486" calcext:value-type="float">
            <text:p>0.204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0262" calcext:value-type="float">
            <text:p>0.602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9565" calcext:value-type="float">
            <text:p>0.995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3506" calcext:value-type="float">
            <text:p>1.35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6249" calcext:value-type="float">
            <text:p>1.62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8486" calcext:value-type="float">
            <text:p>1.84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9695" calcext:value-type="float">
            <text:p>1.96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0045" calcext:value-type="float">
            <text:p>2.00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9544" calcext:value-type="float">
            <text:p>1.95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7917" calcext:value-type="float">
            <text:p>1.79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5807" calcext:value-type="float">
            <text:p>1.58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2974" calcext:value-type="float">
            <text:p>1.29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3396" calcext:value-type="float">
            <text:p>0.933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4381" calcext:value-type="float">
            <text:p>0.543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511" calcext:value-type="float">
            <text:p>0.15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25038" calcext:value-type="float">
            <text:p>-0.250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0.64491" calcext:value-type="float">
            <text:p>-0.644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98887" calcext:value-type="float">
            <text:p>-0.9888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.2984" calcext:value-type="float">
            <text:p>-1.29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.5495" calcext:value-type="float">
            <text:p>-1.54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.7375" calcext:value-type="float">
            <text:p>-1.73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.857" calcext:value-type="float">
            <text:p>-1.8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.8711" calcext:value-type="float">
            <text:p>-1.87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.8394" calcext:value-type="float">
            <text:p>-1.83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.706" calcext:value-type="float">
            <text:p>-1.7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.5234" calcext:value-type="float">
            <text:p>-1.52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.2741" calcext:value-type="float">
            <text:p>-1.27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95063" calcext:value-type="float">
            <text:p>-0.950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0.57622" calcext:value-type="float">
            <text:p>-0.576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0.1749" calcext:value-type="float">
            <text:p>-0.174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418" calcext:value-type="float">
            <text:p>0.24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3655" calcext:value-type="float">
            <text:p>0.636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037" calcext:value-type="float">
            <text:p>1.0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3768" calcext:value-type="float">
            <text:p>1.37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6667" calcext:value-type="float">
            <text:p>1.6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878" calcext:value-type="float">
            <text:p>1.8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0092" calcext:value-type="float">
            <text:p>2.00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0419" calcext:value-type="float">
            <text:p>2.04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erif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9T23:38:59.294673555</dc:date>
    <meta:editing-duration>PT2M25S</meta:editing-duration>
    <meta:editing-cycles>2</meta:editing-cycles>
    <meta:document-statistic meta:table-count="2" meta:cell-count="247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2.A1:Sheet2.B61" svg:x="0.32cm" svg:y="0.18cm" svg:width="12.508cm" svg:height="8.64cm">
          <chartooo:coordinate-region svg:x="1.153cm" svg:y="0.379cm" svg:width="11.48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61" chart:class="chart:scatter">
            <chart:domain table:cell-range-address="Sheet2.A1:Sheet2.A61"/>
            <chart:data-point chart:repeated="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1:Sheet2.A61</svg:desc>
                </draw:g>
              </table:table-cell>
              <table:table-cell office:value-type="float" office:value="2.0001">
                <text:p>2.0001</text:p>
                <draw:g>
                  <svg:desc>Sheet2.B1:Sheet2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9538">
                <text:p>1.9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8173">
                <text:p>1.8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5978">
                <text:p>1.59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3071">
                <text:p>1.3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5988">
                <text:p>0.959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7344">
                <text:p>0.57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6616">
                <text:p>0.16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24344">
                <text:p>-0.24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63757">
                <text:p>-0.637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99996">
                <text:p>-0.999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1.3163">
                <text:p>-1.31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1.5748">
                <text:p>-1.57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1.7659">
                <text:p>-1.76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.8829">
                <text:p>-1.88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.922">
                <text:p>-1.9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.8817">
                <text:p>-1.88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.7634">
                <text:p>-1.76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.5712">
                <text:p>-1.57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.3107">
                <text:p>-1.31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9638">
                <text:p>-0.96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0.54421">
                <text:p>-0.544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0.17972">
                <text:p>-0.179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20486">
                <text:p>0.204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60262">
                <text:p>0.602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99565">
                <text:p>0.995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3506">
                <text:p>1.35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6249">
                <text:p>1.62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8486">
                <text:p>1.84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9695">
                <text:p>1.96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.0045">
                <text:p>2.00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9544">
                <text:p>1.95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7917">
                <text:p>1.79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5807">
                <text:p>1.58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2974">
                <text:p>1.29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93396">
                <text:p>0.933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54381">
                <text:p>0.543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511">
                <text:p>0.15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0.25038">
                <text:p>-0.250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0.64491">
                <text:p>-0.644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0.98887">
                <text:p>-0.988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1.2984">
                <text:p>-1.29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1.5495">
                <text:p>-1.54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1.7375">
                <text:p>-1.7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.857">
                <text:p>-1.8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.8711">
                <text:p>-1.87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1.8394">
                <text:p>-1.83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.706">
                <text:p>-1.7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1.5234">
                <text:p>-1.52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1.2741">
                <text:p>-1.2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0.95063">
                <text:p>-0.950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0.57622">
                <text:p>-0.576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0.1749">
                <text:p>-0.17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418">
                <text:p>0.24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63655">
                <text:p>0.636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.037">
                <text:p>1.0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.3768">
                <text:p>1.37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.6667">
                <text:p>1.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.878">
                <text:p>1.8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.0092">
                <text:p>2.00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.0419">
                <text:p>2.04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